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bold" fo:font-family="Calibri" style:font-family-asian="Calibri" style:font-family-complex="Calibri" fo:background-color="transparent" fo:color="#000000"/>
    </style:style>
    <style:style style:name="T349" style:family="text">
      <style:text-properties fo:font-size="11.00pt" fo:font-weight="normal" fo:font-family="Calibri" style:font-family-asian="Calibri" style:font-family-complex="Calibri" fo:background-color="transparent" fo:color="#000000"/>
    </style:style>
    <style:style style:name="T350" style:family="text">
      <style:text-properties fo:font-size="11.00pt" fo:font-weight="bold"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fo:color="#000000"/>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bold" fo:font-family="Calibri" style:font-family-asian="Calibri" style:font-family-complex="Calibri" fo:background-color="transparent" fo:color="#000000"/>
    </style:style>
    <style:style style:name="T354" style:family="text">
      <style:text-properties fo:font-size="11.00pt" fo:font-weight="normal"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fo:color="#000000"/>
    </style:style>
    <style:style style:name="T357" style:family="text">
      <style:text-properties fo:font-size="11.00pt" fo:font-weight="normal" fo:font-family="Calibri" style:font-family-asian="Calibri" style:font-family-complex="Calibri" fo:background-color="transparent" fo:color="#000000"/>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bold" fo:font-family="Calibri" style:font-family-asian="Calibri" style:font-family-complex="Calibri" fo:background-color="transparent" fo:color="#000000"/>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bold"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fo:color="#000000"/>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bold"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fo:color="#000000"/>
    </style:style>
    <style:style style:name="T37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style:style style:name="P331" style:family="paragraph">
      <style:paragraph-properties fo:line-height="115.00%" fo:text-align="center"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text:span></text:p>
      <text:p text:style-name="P327"><text:span text:style-name="T346">Views</text:span><text:span text:style-name="T347"/></text:p>
      <text:p text:style-name="P327"><text:span text:style-name="T347">- implement character models</text:span></text:p>
      <text:p text:style-name="P327"><text:span text:style-name="T347">- implement action buttons</text:span></text:p>
      <text:p text:style-name="P327"><text:span text:style-name="T347"><text:tab/>- find images for action buttons (use ability images?)</text:span></text:p>
      <text:p text:style-name="P327"><text:span text:style-name="T347">- implement camp fire</text:span></text:p>
      <text:p text:style-name="P327"><text:span text:style-name="T347">- implement cancel order button, or cancel logic with right click?</text:span></text:p>
      <text:p text:style-name="P327"><text:span text:style-name="T347">- implement scavenge button and logic</text:span></text:p>
      <text:p text:style-name="P327"><text:span text:style-name="T347"/></text:p>
      <text:p text:style-name="P327"><text:span text:style-name="T348">Camp site button and ui elements</text:span><text:span text:style-name="T349"/></text:p>
      <text:p text:style-name="P327"><text:span text:style-name="T349">- action horizontal view</text:span></text:p>
      <text:p text:style-name="P327"><text:span text:style-name="T349"><text:tab/>- triage, train, bathe, pray</text:span></text:p>
      <text:p text:style-name="P327"><text:span text:style-name="T349">- character models for each character</text:span></text:p>
      <text:p text:style-name="P327"><text:span text:style-name="T349"><text:tab/>healt and xp bars and values display with them</text:span></text:p>
      <text:p text:style-name="P327"><text:span text:style-name="T349">- Cancel button</text:span></text:p>
      <text:p text:style-name="P327"><text:span text:style-name="T349">- continue button</text:span></text:p>
      <text:p text:style-name="P327"><text:span text:style-name="T349">- action points text panel</text:span></text:p>
      <text:p text:style-name="P327"><text:span text:style-name="T349"><text:tab/>- current action points value text</text:span></text:p>
      <text:p text:style-name="P327"><text:span text:style-name="T349"/></text:p>
      <text:p text:style-name="P327"><text:span text:style-name="T350">Remaining to do on views + logic</text:span><text:span text:style-name="T351"/></text:p>
      <text:p text:style-name="P327"><text:span text:style-name="T351"><text:tab/>- implement hp/xp bar sliders</text:span></text:p>
      <text:p text:style-name="P327"><text:span text:style-name="T351"><text:tab/>- implement continue button</text:span></text:p>
      <text:p text:style-name="P327"><text:span text:style-name="T351"><text:tab/>- implement cancel button</text:span></text:p>
      <text:p text:style-name="P327"><text:span text:style-name="T351"><text:tab/>- implement bathe button</text:span></text:p>
      <text:p text:style-name="P327"><text:span text:style-name="T351"><text:tab/><text:tab/>- rework remove affliction pop up view</text:span></text:p>
      <text:p text:style-name="P327"><text:span text:style-name="T351"><text:tab/>- Implement pray button</text:span></text:p>
      <text:p text:style-name="P327"><text:span text:style-name="T351"><text:tab/>- create glow outline, or some kind of visual stimuli on characters that tells the <text:tab/> <text:tab/>player that the character is a valid choice for the awaiting action</text:span></text:p>
      <text:p text:style-name="P327"><text:span text:style-name="T351"><text:tab/>- extra: implement sitting anim on UCM, or slow down idle animation</text:span></text:p>
      <text:p text:style-name="P327"><text:span text:style-name="T351"><text:tab/></text:span></text:p>
      <text:p text:style-name="P327"><text:span text:style-name="T351"/></text:p>
      <text:p text:style-name="P327"><text:span text:style-name="T352"/></text:p>
      <text:p text:style-name="P328"><text:span text:style-name="T353">Sprint 99: Rework States, Update kings blessing start event</text:span></text:p>
      <text:list text:style-name="L329">
        <text:list-item>
          <text:p text:style-name="P329"><text:span text:style-name="T354">Create new itemEffect enum types for new items in ItemDataSO</text:span></text:p>
        </text:list-item>
        <text:list-item>
          <text:p text:style-name="P329"><text:span text:style-name="T354">update descriptions in text logic</text:span></text:p>
        </text:list-item>
        <text:list-item>
          <text:p text:style-name="P329"><text:span text:style-name="T354">update item effect application logic in ItemManager/Controller for new item effects</text:span></text:p>
        </text:list-item>
        <text:list-item>
          <text:p text:style-name="P329"><text:span text:style-name="T354">Find<text:s text:c="2"/>new sprites for the new items</text:span></text:p>
        </text:list-item>
        <text:list-item>
          <text:p text:style-name="P329"><text:span text:style-name="T354">Implement ring and neck slot logic</text:span></text:p>
        </text:list-item>
        <text:list-item>
          <text:p text:style-name="P329"><text:span text:style-name="T354">update state views</text:span></text:p>
        </text:list-item>
      </text:list>
      <text:p text:style-name="P330"><text:span text:style-name="T355"/></text:p>
      <text:p text:style-name="P330"><text:span text:style-name="T355"/></text:p>
      <text:p text:style-name="P330"><text:span text:style-name="T355"/></text:p>
      <text:p text:style-name="P331"><text:span text:style-name="T356">Sprint 98: More world map prefabs, implement new travelling rules</text:span></text:p>
      <text:list text:style-name="L332">
        <text:list-item>
          <text:p text:style-name="P332"><text:span text:style-name="T356">World Map</text:span></text:p>
        </text:list-item>
        <text:list-item>
          <text:p text:style-name="P332"><text:span text:style-name="T357">Implement at least 3 different world map prefabs</text:span></text:p>
        </text:list-item>
        <text:list-item>
          <text:p text:style-name="P332"><text:span text:style-name="T357">Make each world map unique and interesting</text:span></text:p>
        </text:list-item>
        <text:list-item>
          <text:p text:style-name="P332"><text:span text:style-name="T357">Travelling rules</text:span></text:p>
        </text:list-item>
        <text:list-item>
          <text:p text:style-name="P332"><text:span text:style-name="T357">Update method GetNextAvailbleEncounters()</text:span></text:p>
        </text:list-item>
        <text:list-item>
          <text:p text:style-name="P332"><text:span text:style-name="T357">if player is at position 1, they can only choose positions 1 and 2 in the next row</text:span></text:p>
        </text:list-item>
        <text:list-item>
          <text:p text:style-name="P332"><text:span text:style-name="T357">if player is at position 2, they can choose any of the 3 encounters in the next row</text:span></text:p>
        </text:list-item>
        <text:list-item>
          <text:p text:style-name="P332"><text:span text:style-name="T357">if the player is at position 3, they can only choose positions 3 and 2 in the next row</text:span></text:p>
        </text:list-item>
      </text:list>
      <text:p text:style-name="P333"><text:span text:style-name="T358"/></text:p>
      <text:p text:style-name="P333"><text:span text:style-name="T358"/></text:p>
      <text:p text:style-name="P333"><text:span text:style-name="T358"/></text:p>
      <text:p text:style-name="P334"><text:span text:style-name="T359">Sprints</text:span></text:p>
      <text:p text:style-name="P335"><text:span text:style-name="T360"/></text:p>
      <text:p text:style-name="P335"><text:span text:style-name="T361">Sprint ??: Implement difficulty system</text:span></text:p>
      <text:p text:style-name="P335"><text:span text:style-name="T361">Sprint ??: Rework camp site event + views</text:span></text:p>
      <text:p text:style-name="P335"><text:span text:style-name="T361">Sprint ??: Rework Shop/Village event + views</text:span></text:p>
      <text:p text:style-name="P335"><text:span text:style-name="T361">Sprint ??: Update old items, implement new items</text:span></text:p>
      <text:p text:style-name="P335"><text:span text:style-name="T361">Sprint ??: Implement Act 2 logic (after killing boss, restart act 1, but increase power of enemies)</text:span></text:p>
      <text:p text:style-name="P335"><text:span text:style-name="T362"/></text:p>
      <text:p text:style-name="P335"><text:span text:style-name="T362"/></text:p>
      <text:p text:style-name="P335"><text:span text:style-name="T363">Sprint ??: Combat helper system</text:span></text:p>
      <text:p text:style-name="P335"><text:span text:style-name="T363">Sprint ??: Error helper system</text:span></text:p>
      <text:p text:style-name="P335"><text:span text:style-name="T363">Sprint ??: Rework starting presets / tweak tree abilities + passives</text:span></text:p>
      <text:p text:style-name="P335"><text:span text:style-name="T363">Sprint ??: More spell / ability VFXs / Fix old VFX spaziness from rigid body</text:span></text:p>
      <text:p text:style-name="P335"><text:span text:style-name="T363">Sprint ??: UCM / Item view updates (items change model appearance)</text:span></text:p>
      <text:p text:style-name="P335"><text:span text:style-name="T363">Sprint ??: Character preset builder screen / features</text:span></text:p>
      <text:p text:style-name="P335"><text:span text:style-name="T363">Sprint ??: Re work shop view</text:span></text:p>
      <text:p text:style-name="P335"><text:span text:style-name="T363">Sprint ??: Rework camp site view</text:span></text:p>
      <text:p text:style-name="P335"><text:span text:style-name="T363">Sprint ??: More enemies and elites</text:span></text:p>
      <text:p text:style-name="P335"><text:span text:style-name="T363">Sprint ??: Rework assassination tree and other trees + abilities</text:span></text:p>
      <text:p text:style-name="P335"><text:span text:style-name="T363">Sprint ??: Item cards display info boxes about the passives they grant</text:span></text:p>
      <text:p text:style-name="P335"><text:span text:style-name="T363">Sprint ??: Make mobile ready</text:span></text:p>
      <text:p text:style-name="P335"><text:span text:style-name="T363">Sprint ??: Player prefs / load and save game</text:span></text:p>
      <text:p text:style-name="P335"><text:span text:style-name="T363">Sprint ??: Loading screen tips.</text:span></text:p>
      <text:p text:style-name="P335"><text:span text:style-name="T364"/></text:p>
      <text:p text:style-name="P335"><text:span text:style-name="T364"/></text:p>
      <text:p text:style-name="P335"><text:span text:style-name="T365">Things that need better mouse over info logic</text:span></text:p>
      <text:list text:style-name="L336">
        <text:list-item>
          <text:p text:style-name="P336"><text:span text:style-name="T365">status icons on entities</text:span></text:p>
        </text:list-item>
        <text:list-item>
          <text:p text:style-name="P336"><text:span text:style-name="T365">item cards show info about the passives they grant</text:span></text:p>
        </text:list-item>
        <text:list-item>
          <text:p text:style-name="P336"><text:span text:style-name="T365">character roster: all stats and attributes display info on what they mean/do</text:span></text:p>
        </text:list-item>
      </text:list>
      <text:p text:style-name="P337"><text:span text:style-name="T366"/></text:p>
      <text:p text:style-name="P337"><text:span text:style-name="T366"/></text:p>
      <text:p text:style-name="P337"><text:span text:style-name="T367">To do Before giving out for play testing</text:span></text:p>
      <text:list text:style-name="L338">
        <text:list-item>
          <text:p text:style-name="P338"><text:span text:style-name="T368">TIP SYSTEM!: at least while screen loading, something simple.</text:span></text:p>
        </text:list-item>
        <text:list-item>
          <text:p text:style-name="P338"><text:span text:style-name="T368">Action queue system (prevent players from accidently breaking game by using an ability while another ability action is not yet resolved) DONE</text:span></text:p>
        </text:list-item>
        <text:list-item>
          <text:p text:style-name="P338"><text:span text:style-name="T368">Game over victory and game over defeat events confirmed to work properly DONE</text:span></text:p>
        </text:list-item>
        <text:list-item>
          <text:p text:style-name="P338"><text:span text:style-name="T368">Player Prefs / save game / load saved game feature</text:span></text:p>
        </text:list-item>
        <text:list-item>
          <text:p text:style-name="P338"><text:span text:style-name="T368">quit button on main menu closes application DONE</text:span></text:p>
        </text:list-item>
        <text:list-item>
          <text:p text:style-name="P338"><text:span text:style-name="T368">Re do status icons view system DONE</text:span></text:p>
        </text:list-item>
        <text:list-item>
          <text:p text:style-name="P338"><text:span text:style-name="T368">update ability card views / make an ability card prefab DONE</text:span></text:p>
        </text:list-item>
        <text:list-item>
          <text:p text:style-name="P338"><text:span text:style-name="T369">combat helper system integrated with defender orders (choose a target, choose a tile, etc)</text:span></text:p>
        </text:list-item>
        <text:list-item>
          <text:p text:style-name="P338"><text:span text:style-name="T369">in future, this info panel will have a cancel button for mobile, since mobile users cant right click</text:span></text:p>
        </text:list-item>
        <text:list-item>
          <text:p text:style-name="P338"><text:span text:style-name="T369">error helper system</text:span></text:p>
        </text:list-item>
        <text:list-item>
          <text:p text:style-name="P338"><text:span text:style-name="T369">combat system (“Invalid target: out of range, target has stealth etc. You don't have enough energy for that! Cant use ability: Character is silenced, etc etc)”</text:span></text:p>
        </text:list-item>
        <text:list-item>
          <text:p text:style-name="P338"><text:span text:style-name="T369">Update kings blessing event buttons views DONE</text:span></text:p>
        </text:list-item>
      </text:list>
      <text:p text:style-name="P339"><text:span text:style-name="T370"/></text:p>
      <text:p text:style-name="P339"><text:span text:style-name="T370"/></text:p>
      <text:p text:style-name="P339"><text:span text:style-name="T370"/></text:p>
      <text:p text:style-name="P339"><text:span text:style-name="T371">Views and Visuals to update (general over view)</text:span></text:p>
      <text:list text:style-name="L340">
        <text:list-item>
          <text:p text:style-name="P340"><text:span text:style-name="T372">Main menu screen</text:span></text:p>
        </text:list-item>
        <text:list-item>
          <text:p text:style-name="P340"><text:span text:style-name="T372">Team builder screen</text:span></text:p>
        </text:list-item>
        <text:list-item>
          <text:p text:style-name="P340"><text:span text:style-name="T372">World Map</text:span></text:p>
        </text:list-item>
        <text:list-item>
          <text:p text:style-name="P340"><text:span text:style-name="T372">Character Panel</text:span></text:p>
        </text:list-item>
        <text:list-item>
          <text:p text:style-name="P340"><text:span text:style-name="T372">Front Page</text:span></text:p>
        </text:list-item>
        <text:list-item>
          <text:p text:style-name="P340"><text:span text:style-name="T372">Talents Page</text:span></text:p>
        </text:list-item>
        <text:list-item>
          <text:p text:style-name="P340"><text:span text:style-name="T372">Camp site screen</text:span></text:p>
        </text:list-item>
        <text:list-item>
          <text:p text:style-name="P340"><text:span text:style-name="T372">Shop screen</text:span></text:p>
        </text:list-item>
        <text:list-item>
          <text:p text:style-name="P340"><text:span text:style-name="T372">Game Level</text:span></text:p>
        </text:list-item>
        <text:list-item>
          <text:p text:style-name="P340"><text:span text:style-name="T372">Level BG</text:span></text:p>
        </text:list-item>
        <text:list-item>
          <text:p text:style-name="P340"><text:span text:style-name="T372">Tiles</text:span></text:p>
        </text:list-item>
        <text:list-item>
          <text:p text:style-name="P340"><text:span text:style-name="T372">Enemy Info panels</text:span></text:p>
        </text:list-item>
        <text:list-item>
          <text:p text:style-name="P340"><text:span text:style-name="T372">Top Panel</text:span></text:p>
        </text:list-item>
        <text:list-item>
          <text:p text:style-name="P340"><text:span text:style-name="T372">States View</text:span></text:p>
        </text:list-item>
        <text:list-item>
          <text:p text:style-name="P340"><text:span text:style-name="T372">Defender ability bar view</text:span></text:p>
        </text:list-item>
        <text:list-item>
          <text:p text:style-name="P340"><text:span text:style-name="T372">All new ability + passive icons</text:span></text:p>
        </text:list-item>
        <text:list-item>
          <text:p text:style-name="P340"><text:span text:style-name="T372">Ability Info Panel</text:span></text:p>
        </text:list-item>
        <text:list-item>
          <text:p text:style-name="P340"><text:span text:style-name="T372">Items + Item Cards</text:span></text:p>
        </text:list-item>
        <text:list-item>
          <text:p text:style-name="P340"><text:span text:style-name="T372">States + State Cards</text:span></text:p>
        </text:list-item>
      </text:list>
      <text:p text:style-name="P341"><text:span text:style-name="T373"/></text:p>
      <text:p text:style-name="P341"><text:span text:style-name="T373"/></text:p>
      <text:p text:style-name="P341"><text:span text:style-name="T373"/></text:p>
      <text:p text:style-name="P341"><text:span text:style-name="T373"/></text:p>
      <text:p text:style-name="P341"><text:span text:style-name="T373"/></text:p>
      <text:p text:style-name="P341"><text:span text:style-name="T373"/></text:p>
      <text:p text:style-name="P341"><text:span text:style-name="T373"/></text:p>
      <text:p text:style-name="P341"><text:span text:style-name="T373"/></text:p>
      <text:p text:style-name="P341"><text:span text:style-name="T373"/></text:p>
      <text:p text:style-name="P341"><text:span text:style-name="T37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